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45cm" fo:min-width="4.075cm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.29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1.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.2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.7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.79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675cm" svg:height="1.8cm" svg:x="2.725cm" svg:y="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0.855cm" svg:y1="1.9cm" svg:x2="2.725cm" svg:y2="1.9cm">
            <text:p/>
          </draw:line>
          <draw:frame draw:style-name="gr3" draw:text-style-name="P3" draw:layer="layout" svg:width="0.798cm" svg:height="0.962cm" svg:x="0.2cm" svg:y="1.36cm">
            <draw:text-box>
              <text:p>p</text:p>
            </draw:text-box>
          </draw:frame>
          <draw:frame draw:style-name="gr4" draw:text-style-name="P3" draw:layer="layout" svg:width="2.168cm" svg:height="0.962cm" svg:x="2.632cm" svg:y="0.1cm">
            <draw:text-box>
              <text:p>Point</text:p>
            </draw:text-box>
          </draw:frame>
          <draw:frame draw:style-name="gr5" draw:text-style-name="P3" draw:layer="layout" svg:width="0.766cm" svg:height="0.962cm" svg:x="3.287cm" svg:y="1.09cm">
            <draw:text-box>
              <text:p>x</text:p>
            </draw:text-box>
          </draw:frame>
          <draw:frame draw:style-name="gr5" draw:text-style-name="P3" draw:layer="layout" svg:width="0.766cm" svg:height="0.962cm" svg:x="3.288cm" svg:y="1.81cm">
            <draw:text-box>
              <text:p>y</text:p>
            </draw:text-box>
          </draw:frame>
          <draw:line draw:style-name="gr2" draw:text-style-name="P2" draw:layer="layout" svg:x1="4.221cm" svg:y1="1.54cm" svg:x2="5.717cm" svg:y2="1.54cm">
            <text:p/>
          </draw:line>
          <draw:line draw:style-name="gr2" draw:text-style-name="P2" draw:layer="layout" svg:x1="4.221cm" svg:y1="2.26cm" svg:x2="5.717cm" svg:y2="2.26cm">
            <text:p/>
          </draw:line>
          <draw:frame draw:style-name="gr6" draw:text-style-name="P3" draw:layer="layout" svg:width="1.4cm" svg:height="0.973cm" svg:x="5.8cm" svg:y="1.027cm">
            <draw:text-box>
              <text:p>3.0</text:p>
            </draw:text-box>
          </draw:frame>
          <draw:frame draw:style-name="gr7" draw:text-style-name="P3" draw:layer="layout" svg:width="1.388cm" svg:height="0.962cm" svg:x="5.812cm" svg:y="1.81cm">
            <draw:text-box>
              <text:p>4.0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7.7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21:50:06.399237181</meta:creation-date>
    <dc:date>2020-11-07T21:59:58.171084852</dc:date>
    <meta:editing-duration>PT9M53S</meta:editing-duration>
    <meta:editing-cycles>1</meta:editing-cycles>
    <meta:document-statistic meta:object-count="11"/>
    <meta:generator>LibreOffice/6.4.6.2$Linux_X86_64 LibreOffice_project/40$Build-2</meta:generator>
  </office:meta>
</office:document-meta>
</file>